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959cm"/>
      <style:paragraph-properties style:writing-mode="lr-tb"/>
    </style:style>
    <style:style style:name="gr2" style:family="graphic" style:parent-style-name="standard">
      <style:graphic-properties draw:stroke="none" svg:stroke-width="0cm" draw:marker-start-width="0.21cm" draw:marker-end-width="0.21cm" draw:fill="solid" draw:fill-color="#eeeeee" draw:textarea-horizontal-align="justify" draw:textarea-vertical-align="middle" draw:auto-grow-height="false" fo:min-height="0.75cm" fo:min-width="2.5cm" fo:padding-top="0.1cm" fo:padding-bottom="0.1cm" fo:padding-left="0.225cm" fo:padding-right="0.22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26cm" fo:min-width="1.7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2.5cm"/>
      <style:paragraph-properties style:writing-mode="lr-tb"/>
    </style:style>
    <style:style style:name="gr5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0.75cm" fo:min-width="2.5cm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887cm"/>
      <style:paragraph-properties style:writing-mode="lr-tb"/>
    </style:style>
    <style:style style:name="gr10" style:family="graphic" style:parent-style-name="objectwithoutfill">
      <style:graphic-properties draw:marker-end="Arrowheads_20_5" draw:marker-end-width="0.3cm" draw:fill="none" draw:textarea-vertical-align="middle"/>
    </style:style>
    <style:style style:name="gr11" style:family="graphic" style:parent-style-name="objectwithoutfill">
      <style:graphic-properties draw:marker-end="Arrowheads_20_6" draw:marker-end-width="0.3cm" draw:fill="none" draw:textarea-vertical-align="middle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eeeeee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459cm" svg:height="0.852cm" svg:x="1.186cm" svg:y="3.5cm">
          <draw:text-box>
            <text:p>False</text:p>
          </draw:text-box>
        </draw:frame>
        <draw:custom-shape draw:style-name="gr2" draw:text-style-name="P3" xml:id="id1" draw:id="id1" draw:layer="layout" svg:width="3cm" svg:height="1cm" svg:x="1cm" svg:y="0.3cm"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2" draw:id="id2" draw:layer="layout" svg:width="4.5cm" svg:height="1.75cm" svg:x="0.25cm" svg:y="2.055cm">
          <text:p text:style-name="P2">condição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2" xml:id="id3" draw:id="id3" draw:layer="layout" svg:width="3cm" svg:height="1cm" svg:x="4.601cm" svg:y="4.501cm">
          <text:p text:style-name="P2">Bloc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5" draw:id="id5" draw:layer="layout" svg:width="3cm" svg:height="1cm" svg:x="1cm" svg:y="6.7cm"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4" draw:layer="layout" draw:type="line" svg:x1="2.5cm" svg:y1="1.3cm" svg:x2="2.5cm" svg:y2="2.055cm" draw:start-shape="id1" draw:start-glue-point="6" draw:end-shape="id2" draw:end-glue-point="4" svg:d="M2500 1300v755" svg:viewBox="0 0 1 756">
          <text:p/>
        </draw:connector>
        <draw:connector draw:style-name="gr7" draw:text-style-name="P4" draw:layer="layout" svg:x1="4.75cm" svg:y1="2.93cm" svg:x2="6.101cm" svg:y2="4.501cm" draw:start-shape="id2" draw:start-glue-point="7" draw:end-shape="id3" draw:end-glue-point="4" svg:d="M4750 2930h1351v1571" svg:viewBox="0 0 1352 1572">
          <text:p/>
        </draw:connector>
        <draw:connector draw:style-name="gr8" draw:text-style-name="P4" draw:layer="layout" svg:x1="6.101cm" svg:y1="5.501cm" svg:x2="2.492cm" svg:y2="6.021cm" draw:start-shape="id3" draw:start-glue-point="6" svg:d="M6101 5501v526h-3609v-6" svg:viewBox="0 0 3610 527">
          <text:p/>
        </draw:connector>
        <draw:frame draw:style-name="gr9" draw:text-style-name="P1" draw:layer="layout" svg:width="1.387cm" svg:height="0.852cm" svg:x="4.085cm" svg:y="2.1cm">
          <draw:text-box>
            <text:p>True</text:p>
          </draw:text-box>
        </draw:frame>
        <draw:custom-shape draw:style-name="gr4" draw:text-style-name="P2" xml:id="id4" draw:id="id4" draw:layer="layout" svg:width="3cm" svg:height="1cm" svg:x="1.002cm" svg:y="4.502cm">
          <text:p text:style-name="P2">Bloco 1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4" draw:layer="layout" draw:type="line" svg:x1="2.5cm" svg:y1="3.805cm" svg:x2="2.502cm" svg:y2="4.502cm" draw:start-shape="id2" draw:start-glue-point="6" draw:end-shape="id4" draw:end-glue-point="4" svg:d="M2500 3805l2 697" svg:viewBox="0 0 3 698">
          <text:p/>
        </draw:connector>
        <draw:connector draw:style-name="gr11" draw:text-style-name="P4" draw:layer="layout" draw:type="line" svg:x1="2.502cm" svg:y1="5.502cm" svg:x2="2.5cm" svg:y2="6.7cm" draw:start-shape="id4" draw:start-glue-point="6" draw:end-shape="id5" draw:end-glue-point="4" svg:d="M2502 5502l-2 1198" svg:viewBox="0 0 3 119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3465a4" draw:marker-start-width="0.28cm" draw:marker-start-center="false" draw:marker-end-width="0.28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atin Modern Roman1" fo:font-family="'Latin Modern Roman'" style:font-style-name="Regular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atin Modern Roman1" fo:font-family="'Latin Modern Roman'" style:font-style-name="Regular" style:font-pitch="variable"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6T11:40:39.157954561</meta:creation-date>
    <dc:date>2023-06-18T12:28:34.184623538</dc:date>
    <meta:editing-duration>PT1H14M37S</meta:editing-duration>
    <meta:editing-cycles>22</meta:editing-cycles>
    <meta:generator>LibreOffice/7.3.7.2$Linux_X86_64 LibreOffice_project/30$Build-2</meta:generator>
    <meta:document-statistic meta:object-count="12"/>
  </office:meta>
</office:document-meta>
</file>